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urisa" svg:font-family="Purisa" style:font-adornments="Regularna" style:font-pitch="variable"/>
  </office:font-face-decls>
  <office:automatic-styles>
    <style:style style:name="co1" style:family="table-column">
      <style:table-column-properties fo:break-before="auto" style:column-width="8.906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GOT</text:p>
          </table:table-cell>
        </table:table-row>
        <table:table-row table:style-name="ro2">
          <table:table-cell office:value-type="string" calcext:value-type="string">
            <text:p>cargo contain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rone curs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lo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ciner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rgo room backgrou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ch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3" table:number-rows-repeated="1048568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urisa" svg:font-family="Purisa" style:font-adornments="Regularna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Purisa" fo:font-family="Purisa" style:font-style-name="Regularna" style:font-pitch="variable" fo:font-size="18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9:45:27.384505503</meta:creation-date>
    <meta:generator>LibreOffice/24.2.1.2$Linux_X86_64 LibreOffice_project/22b49863b83d7bfdb3898aaaf02f7b32e9b8f988</meta:generator>
    <dc:date>2024-03-10T19:51:53.515658782</dc:date>
    <meta:editing-duration>PT6M27S</meta:editing-duration>
    <meta:editing-cycles>4</meta:editing-cycles>
    <meta:document-statistic meta:table-count="1" meta:cell-count="21" meta:object-count="0"/>
  </office:meta>
</office:document-meta>
</file>